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acking</text:p>
      <text:p text:style-name="Standard"/>
      <text:p text:style-name="Standard">This is a special skill which allows a player to follow a scent or the trail of another player or criminal. Tracking is usually a skill learned by Explorers and Law Enforcement Officers. When tracking, the player is given a rough indicator of the direction their quarry has taken. A skilled tracker can spot false trails and has more accurate sense of the dire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95$Win32 OpenOffice.org_project/680m95$Build-8900</meta:generator>
    <meta:initial-creator>Tim St.Clair</meta:initial-creator>
    <meta:creation-date>2005-04-25T12:13:09</meta:creation-date>
    <dc:creator>Tim St.Clair</dc:creator>
    <dc:date>2005-04-25T12:15:33</dc:date>
    <dc:language>en-AU</dc:language>
    <meta:editing-cycles>3</meta:editing-cycles>
    <meta:editing-duration>PT2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65" meta:character-count="374"/>
  </office:meta>
</office:document-meta>
</file>